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1.3813" calcext:value-type="float">
            <text:p>21.3813</text:p>
          </table:table-cell>
          <table:table-cell office:value-type="float" office:value="22.0131" calcext:value-type="float">
            <text:p>22.0131</text:p>
          </table:table-cell>
          <table:table-cell office:value-type="float" office:value="23.1509" calcext:value-type="float">
            <text:p>23.1509</text:p>
          </table:table-cell>
          <table:table-cell office:value-type="float" office:value="26.0741" calcext:value-type="float">
            <text:p>26.0741</text:p>
          </table:table-cell>
        </table:table-row>
        <table:table-row table:style-name="ro1">
          <table:table-cell office:value-type="float" office:value="21.4006" calcext:value-type="float">
            <text:p>21.4006</text:p>
          </table:table-cell>
          <table:table-cell office:value-type="float" office:value="22.002" calcext:value-type="float">
            <text:p>22.002</text:p>
          </table:table-cell>
          <table:table-cell office:value-type="float" office:value="22.6267" calcext:value-type="float">
            <text:p>22.6267</text:p>
          </table:table-cell>
          <table:table-cell office:value-type="float" office:value="26.1214" calcext:value-type="float">
            <text:p>26.1214</text:p>
          </table:table-cell>
        </table:table-row>
        <table:table-row table:style-name="ro1">
          <table:table-cell office:value-type="float" office:value="21.3938" calcext:value-type="float">
            <text:p>21.3938</text:p>
          </table:table-cell>
          <table:table-cell office:value-type="float" office:value="22.0289" calcext:value-type="float">
            <text:p>22.0289</text:p>
          </table:table-cell>
          <table:table-cell office:value-type="float" office:value="22.6084" calcext:value-type="float">
            <text:p>22.6084</text:p>
          </table:table-cell>
          <table:table-cell office:value-type="float" office:value="25.7851" calcext:value-type="float">
            <text:p>25.7851</text:p>
          </table:table-cell>
        </table:table-row>
        <table:table-row table:style-name="ro1">
          <table:table-cell office:value-type="float" office:value="21.3947" calcext:value-type="float">
            <text:p>21.3947</text:p>
          </table:table-cell>
          <table:table-cell office:value-type="float" office:value="22.0139" calcext:value-type="float">
            <text:p>22.0139</text:p>
          </table:table-cell>
          <table:table-cell office:value-type="float" office:value="22.6875" calcext:value-type="float">
            <text:p>22.6875</text:p>
          </table:table-cell>
          <table:table-cell office:value-type="float" office:value="26.1758" calcext:value-type="float">
            <text:p>26.1758</text:p>
          </table:table-cell>
        </table:table-row>
        <table:table-row table:style-name="ro1">
          <table:table-cell office:value-type="float" office:value="21.3961" calcext:value-type="float">
            <text:p>21.3961</text:p>
          </table:table-cell>
          <table:table-cell office:value-type="float" office:value="22.0194" calcext:value-type="float">
            <text:p>22.0194</text:p>
          </table:table-cell>
          <table:table-cell office:value-type="float" office:value="22.6873" calcext:value-type="float">
            <text:p>22.6873</text:p>
          </table:table-cell>
          <table:table-cell office:value-type="float" office:value="25.8284" calcext:value-type="float">
            <text:p>25.8284</text:p>
          </table:table-cell>
        </table:table-row>
        <table:table-row table:style-name="ro1">
          <table:table-cell office:value-type="float" office:value="21.3798" calcext:value-type="float">
            <text:p>21.3798</text:p>
          </table:table-cell>
          <table:table-cell office:value-type="float" office:value="22.0026" calcext:value-type="float">
            <text:p>22.0026</text:p>
          </table:table-cell>
          <table:table-cell office:value-type="float" office:value="22.6978" calcext:value-type="float">
            <text:p>22.6978</text:p>
          </table:table-cell>
          <table:table-cell office:value-type="float" office:value="26.4506" calcext:value-type="float">
            <text:p>26.4506</text:p>
          </table:table-cell>
        </table:table-row>
        <table:table-row table:style-name="ro1">
          <table:table-cell office:value-type="float" office:value="21.4042" calcext:value-type="float">
            <text:p>21.4042</text:p>
          </table:table-cell>
          <table:table-cell office:value-type="float" office:value="22.0258" calcext:value-type="float">
            <text:p>22.0258</text:p>
          </table:table-cell>
          <table:table-cell office:value-type="float" office:value="22.6905" calcext:value-type="float">
            <text:p>22.6905</text:p>
          </table:table-cell>
          <table:table-cell office:value-type="float" office:value="23.4638" calcext:value-type="float">
            <text:p>23.4638</text:p>
          </table:table-cell>
        </table:table-row>
        <table:table-row table:style-name="ro1">
          <table:table-cell office:value-type="float" office:value="21.4069" calcext:value-type="float">
            <text:p>21.4069</text:p>
          </table:table-cell>
          <table:table-cell office:value-type="float" office:value="22.0181" calcext:value-type="float">
            <text:p>22.0181</text:p>
          </table:table-cell>
          <table:table-cell office:value-type="float" office:value="22.6801" calcext:value-type="float">
            <text:p>22.6801</text:p>
          </table:table-cell>
          <table:table-cell office:value-type="float" office:value="23.4712" calcext:value-type="float">
            <text:p>23.4712</text:p>
          </table:table-cell>
        </table:table-row>
        <table:table-row table:style-name="ro1">
          <table:table-cell office:value-type="float" office:value="21.4102" calcext:value-type="float">
            <text:p>21.4102</text:p>
          </table:table-cell>
          <table:table-cell office:value-type="float" office:value="22.0337" calcext:value-type="float">
            <text:p>22.0337</text:p>
          </table:table-cell>
          <table:table-cell office:value-type="float" office:value="22.6438" calcext:value-type="float">
            <text:p>22.6438</text:p>
          </table:table-cell>
          <table:table-cell office:value-type="float" office:value="23.5221" calcext:value-type="float">
            <text:p>23.5221</text:p>
          </table:table-cell>
        </table:table-row>
        <table:table-row table:style-name="ro1">
          <table:table-cell office:value-type="float" office:value="21.4025" calcext:value-type="float">
            <text:p>21.4025</text:p>
          </table:table-cell>
          <table:table-cell office:value-type="float" office:value="22.0406" calcext:value-type="float">
            <text:p>22.0406</text:p>
          </table:table-cell>
          <table:table-cell office:value-type="float" office:value="22.6681" calcext:value-type="float">
            <text:p>22.6681</text:p>
          </table:table-cell>
          <table:table-cell office:value-type="float" office:value="23.4104" calcext:value-type="float">
            <text:p>23.4104</text:p>
          </table:table-cell>
        </table:table-row>
        <table:table-row table:style-name="ro1">
          <table:table-cell office:value-type="float" office:value="21.4086" calcext:value-type="float">
            <text:p>21.4086</text:p>
          </table:table-cell>
          <table:table-cell office:value-type="float" office:value="21.9966" calcext:value-type="float">
            <text:p>21.9966</text:p>
          </table:table-cell>
          <table:table-cell office:value-type="float" office:value="22.6767" calcext:value-type="float">
            <text:p>22.6767</text:p>
          </table:table-cell>
          <table:table-cell office:value-type="float" office:value="23.3906" calcext:value-type="float">
            <text:p>23.3906</text:p>
          </table:table-cell>
        </table:table-row>
        <table:table-row table:style-name="ro1">
          <table:table-cell office:value-type="float" office:value="21.3809" calcext:value-type="float">
            <text:p>21.3809</text:p>
          </table:table-cell>
          <table:table-cell office:value-type="float" office:value="22.0026" calcext:value-type="float">
            <text:p>22.0026</text:p>
          </table:table-cell>
          <table:table-cell office:value-type="float" office:value="22.6509" calcext:value-type="float">
            <text:p>22.6509</text:p>
          </table:table-cell>
          <table:table-cell office:value-type="float" office:value="23.3481" calcext:value-type="float">
            <text:p>23.3481</text:p>
          </table:table-cell>
        </table:table-row>
        <table:table-row table:style-name="ro1">
          <table:table-cell office:value-type="float" office:value="21.391" calcext:value-type="float">
            <text:p>21.391</text:p>
          </table:table-cell>
          <table:table-cell office:value-type="float" office:value="22.0271" calcext:value-type="float">
            <text:p>22.0271</text:p>
          </table:table-cell>
          <table:table-cell office:value-type="float" office:value="22.676" calcext:value-type="float">
            <text:p>22.676</text:p>
          </table:table-cell>
          <table:table-cell office:value-type="float" office:value="23.3829" calcext:value-type="float">
            <text:p>23.3829</text:p>
          </table:table-cell>
        </table:table-row>
        <table:table-row table:style-name="ro1">
          <table:table-cell office:value-type="float" office:value="21.395" calcext:value-type="float">
            <text:p>21.395</text:p>
          </table:table-cell>
          <table:table-cell office:value-type="float" office:value="22.0337" calcext:value-type="float">
            <text:p>22.0337</text:p>
          </table:table-cell>
          <table:table-cell office:value-type="float" office:value="22.7297" calcext:value-type="float">
            <text:p>22.7297</text:p>
          </table:table-cell>
          <table:table-cell office:value-type="float" office:value="24.7982" calcext:value-type="float">
            <text:p>24.7982</text:p>
          </table:table-cell>
        </table:table-row>
        <table:table-row table:style-name="ro1">
          <table:table-cell office:value-type="float" office:value="21.421" calcext:value-type="float">
            <text:p>21.421</text:p>
          </table:table-cell>
          <table:table-cell office:value-type="float" office:value="22.0407" calcext:value-type="float">
            <text:p>22.0407</text:p>
          </table:table-cell>
          <table:table-cell office:value-type="float" office:value="22.7861" calcext:value-type="float">
            <text:p>22.7861</text:p>
          </table:table-cell>
          <table:table-cell office:value-type="float" office:value="24.5251" calcext:value-type="float">
            <text:p>24.5251</text:p>
          </table:table-cell>
        </table:table-row>
        <table:table-row table:style-name="ro1">
          <table:table-cell office:value-type="float" office:value="21.4075" calcext:value-type="float">
            <text:p>21.4075</text:p>
          </table:table-cell>
          <table:table-cell office:value-type="float" office:value="22.0407" calcext:value-type="float">
            <text:p>22.0407</text:p>
          </table:table-cell>
          <table:table-cell office:value-type="float" office:value="22.8547" calcext:value-type="float">
            <text:p>22.8547</text:p>
          </table:table-cell>
          <table:table-cell office:value-type="float" office:value="24.5155" calcext:value-type="float">
            <text:p>24.5155</text:p>
          </table:table-cell>
        </table:table-row>
        <table:table-row table:style-name="ro1">
          <table:table-cell office:value-type="float" office:value="21.4053" calcext:value-type="float">
            <text:p>21.4053</text:p>
          </table:table-cell>
          <table:table-cell office:value-type="float" office:value="22.0204" calcext:value-type="float">
            <text:p>22.0204</text:p>
          </table:table-cell>
          <table:table-cell office:value-type="float" office:value="22.8298" calcext:value-type="float">
            <text:p>22.8298</text:p>
          </table:table-cell>
          <table:table-cell office:value-type="float" office:value="23.2703" calcext:value-type="float">
            <text:p>23.2703</text:p>
          </table:table-cell>
        </table:table-row>
        <table:table-row table:style-name="ro1">
          <table:table-cell office:value-type="float" office:value="21.3948" calcext:value-type="float">
            <text:p>21.3948</text:p>
          </table:table-cell>
          <table:table-cell office:value-type="float" office:value="22.0068" calcext:value-type="float">
            <text:p>22.0068</text:p>
          </table:table-cell>
          <table:table-cell office:value-type="float" office:value="22.8057" calcext:value-type="float">
            <text:p>22.8057</text:p>
          </table:table-cell>
          <table:table-cell office:value-type="float" office:value="25.1416" calcext:value-type="float">
            <text:p>25.1416</text:p>
          </table:table-cell>
        </table:table-row>
        <table:table-row table:style-name="ro1">
          <table:table-cell office:value-type="float" office:value="21.4113" calcext:value-type="float">
            <text:p>21.4113</text:p>
          </table:table-cell>
          <table:table-cell office:value-type="float" office:value="22.0306" calcext:value-type="float">
            <text:p>22.0306</text:p>
          </table:table-cell>
          <table:table-cell office:value-type="float" office:value="22.8931" calcext:value-type="float">
            <text:p>22.8931</text:p>
          </table:table-cell>
          <table:table-cell office:value-type="float" office:value="23.329" calcext:value-type="float">
            <text:p>23.329</text:p>
          </table:table-cell>
        </table:table-row>
        <table:table-row table:style-name="ro1">
          <table:table-cell office:value-type="float" office:value="21.4133" calcext:value-type="float">
            <text:p>21.4133</text:p>
          </table:table-cell>
          <table:table-cell office:value-type="float" office:value="22.0434" calcext:value-type="float">
            <text:p>22.0434</text:p>
          </table:table-cell>
          <table:table-cell office:value-type="float" office:value="22.8653" calcext:value-type="float">
            <text:p>22.8653</text:p>
          </table:table-cell>
          <table:table-cell office:value-type="float" office:value="23.2193" calcext:value-type="float">
            <text:p>23.2193</text:p>
          </table:table-cell>
        </table:table-row>
        <table:table-row table:style-name="ro1">
          <table:table-cell office:value-type="float" office:value="21.4011" calcext:value-type="float">
            <text:p>21.4011</text:p>
          </table:table-cell>
          <table:table-cell office:value-type="float" office:value="22.0349" calcext:value-type="float">
            <text:p>22.0349</text:p>
          </table:table-cell>
          <table:table-cell office:value-type="float" office:value="22.8406" calcext:value-type="float">
            <text:p>22.8406</text:p>
          </table:table-cell>
          <table:table-cell office:value-type="float" office:value="24.4022" calcext:value-type="float">
            <text:p>24.4022</text:p>
          </table:table-cell>
        </table:table-row>
        <table:table-row table:style-name="ro1">
          <table:table-cell office:value-type="float" office:value="21.4181" calcext:value-type="float">
            <text:p>21.4181</text:p>
          </table:table-cell>
          <table:table-cell office:value-type="float" office:value="22.0226" calcext:value-type="float">
            <text:p>22.0226</text:p>
          </table:table-cell>
          <table:table-cell office:value-type="float" office:value="22.7746" calcext:value-type="float">
            <text:p>22.7746</text:p>
          </table:table-cell>
          <table:table-cell office:value-type="float" office:value="24.446" calcext:value-type="float">
            <text:p>24.446</text:p>
          </table:table-cell>
        </table:table-row>
        <table:table-row table:style-name="ro1">
          <table:table-cell office:value-type="float" office:value="21.4127" calcext:value-type="float">
            <text:p>21.4127</text:p>
          </table:table-cell>
          <table:table-cell office:value-type="float" office:value="22.0197" calcext:value-type="float">
            <text:p>22.0197</text:p>
          </table:table-cell>
          <table:table-cell office:value-type="float" office:value="22.7638" calcext:value-type="float">
            <text:p>22.7638</text:p>
          </table:table-cell>
          <table:table-cell office:value-type="float" office:value="24.9347" calcext:value-type="float">
            <text:p>24.9347</text:p>
          </table:table-cell>
        </table:table-row>
        <table:table-row table:style-name="ro1">
          <table:table-cell office:value-type="float" office:value="21.373" calcext:value-type="float">
            <text:p>21.373</text:p>
          </table:table-cell>
          <table:table-cell office:value-type="float" office:value="22.0224" calcext:value-type="float">
            <text:p>22.0224</text:p>
          </table:table-cell>
          <table:table-cell office:value-type="float" office:value="22.8525" calcext:value-type="float">
            <text:p>22.8525</text:p>
          </table:table-cell>
          <table:table-cell office:value-type="float" office:value="23.3149" calcext:value-type="float">
            <text:p>23.3149</text:p>
          </table:table-cell>
        </table:table-row>
        <table:table-row table:style-name="ro1">
          <table:table-cell office:value-type="float" office:value="21.3857" calcext:value-type="float">
            <text:p>21.3857</text:p>
          </table:table-cell>
          <table:table-cell office:value-type="float" office:value="22.026" calcext:value-type="float">
            <text:p>22.026</text:p>
          </table:table-cell>
          <table:table-cell office:value-type="float" office:value="22.8741" calcext:value-type="float">
            <text:p>22.8741</text:p>
          </table:table-cell>
          <table:table-cell office:value-type="float" office:value="23.3669" calcext:value-type="float">
            <text:p>23.3669</text:p>
          </table:table-cell>
        </table:table-row>
        <table:table-row table:style-name="ro1">
          <table:table-cell office:value-type="float" office:value="21.3935" calcext:value-type="float">
            <text:p>21.3935</text:p>
          </table:table-cell>
          <table:table-cell office:value-type="float" office:value="22.0044" calcext:value-type="float">
            <text:p>22.0044</text:p>
          </table:table-cell>
          <table:table-cell office:value-type="float" office:value="22.8316" calcext:value-type="float">
            <text:p>22.8316</text:p>
          </table:table-cell>
          <table:table-cell office:value-type="float" office:value="27.2462" calcext:value-type="float">
            <text:p>27.2462</text:p>
          </table:table-cell>
        </table:table-row>
        <table:table-row table:style-name="ro1">
          <table:table-cell office:value-type="float" office:value="21.3997" calcext:value-type="float">
            <text:p>21.3997</text:p>
          </table:table-cell>
          <table:table-cell office:value-type="float" office:value="21.9944" calcext:value-type="float">
            <text:p>21.9944</text:p>
          </table:table-cell>
          <table:table-cell office:value-type="float" office:value="22.8281" calcext:value-type="float">
            <text:p>22.8281</text:p>
          </table:table-cell>
          <table:table-cell office:value-type="float" office:value="24.6795" calcext:value-type="float">
            <text:p>24.6795</text:p>
          </table:table-cell>
        </table:table-row>
        <table:table-row table:style-name="ro1">
          <table:table-cell office:value-type="float" office:value="21.3768" calcext:value-type="float">
            <text:p>21.3768</text:p>
          </table:table-cell>
          <table:table-cell office:value-type="float" office:value="21.9828" calcext:value-type="float">
            <text:p>21.9828</text:p>
          </table:table-cell>
          <table:table-cell office:value-type="float" office:value="22.7486" calcext:value-type="float">
            <text:p>22.7486</text:p>
          </table:table-cell>
          <table:table-cell office:value-type="float" office:value="24.1784" calcext:value-type="float">
            <text:p>24.1784</text:p>
          </table:table-cell>
        </table:table-row>
        <table:table-row table:style-name="ro1">
          <table:table-cell office:value-type="float" office:value="21.3717" calcext:value-type="float">
            <text:p>21.3717</text:p>
          </table:table-cell>
          <table:table-cell office:value-type="float" office:value="21.997" calcext:value-type="float">
            <text:p>21.997</text:p>
          </table:table-cell>
          <table:table-cell office:value-type="float" office:value="22.7268" calcext:value-type="float">
            <text:p>22.7268</text:p>
          </table:table-cell>
          <table:table-cell office:value-type="float" office:value="24.6795" calcext:value-type="float">
            <text:p>24.6795</text:p>
          </table:table-cell>
        </table:table-row>
        <table:table-row table:style-name="ro1">
          <table:table-cell office:value-type="float" office:value="21.3823" calcext:value-type="float">
            <text:p>21.3823</text:p>
          </table:table-cell>
          <table:table-cell office:value-type="float" office:value="22.0044" calcext:value-type="float">
            <text:p>22.0044</text:p>
          </table:table-cell>
          <table:table-cell office:value-type="float" office:value="22.6853" calcext:value-type="float">
            <text:p>22.6853</text:p>
          </table:table-cell>
          <table:table-cell office:value-type="float" office:value="24.1784" calcext:value-type="float">
            <text:p>24.1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3:58:07.583259542</meta:creation-date>
    <dc:date>2016-01-19T14:01:12.201209776</dc:date>
    <meta:editing-duration>P0D</meta:editing-duration>
    <meta:editing-cycles>1</meta:editing-cycles>
    <meta:document-statistic meta:table-count="1" meta:cell-count="124" meta:object-count="0"/>
    <meta:generator>LibreOffice/4.2.8.2$Linux_X86_64 LibreOffice_project/420m0$Build-2</meta:generator>
  </office:meta>
</office:document-meta>
</file>